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891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s1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100</text:p>
          </table:table-cell>
          <table:covered-table-cell table:number-columns-repeated="2" table:style-name="ce10"/>
          <table:covered-table-cell table:number-columns-repeated="2" table:style-name="ce13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884" calcext:value-type="float">
            <text:p>38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769" calcext:value-type="float">
            <text:p>76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924" calcext:value-type="float">
            <text:p>3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179" calcext:value-type="float">
            <text:p>317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20" calcext:value-type="float">
            <text:p>162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55" calcext:value-type="float">
            <text:p>22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689" calcext:value-type="float">
            <text:p>46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512" calcext:value-type="float">
            <text:p>5512</text:p>
          </table:table-cell>
          <table:table-cell office:value-type="percentage" office:value="0.6" calcext:value-type="percentage">
            <text:p>6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3824" calcext:value-type="float">
            <text:p>3824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90543" calcext:value-type="float">
            <text:p>9054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1025" calcext:value-type="float">
            <text:p>1025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1066" calcext:value-type="float">
            <text:p>106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904" calcext:value-type="float">
            <text:p>290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38" calcext:value-type="float">
            <text:p>28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409" calcext:value-type="float">
            <text:p>14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93" calcext:value-type="float">
            <text:p>1293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72" calcext:value-type="float">
            <text:p>87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89" calcext:value-type="float">
            <text:p>889</text:p>
          </table:table-cell>
          <table:table-cell office:value-type="percentage" office:value="0.9" calcext:value-type="percentage">
            <text:p>9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6229" calcext:value-type="float">
            <text:p>622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331" calcext:value-type="float">
            <text:p>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942" calcext:value-type="float">
            <text:p>294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334" calcext:value-type="float">
            <text:p>3334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439" calcext:value-type="float">
            <text:p>4439</text:p>
          </table:table-cell>
          <table:table-cell office:value-type="percentage" office:value="1" calcext:value-type="percentage">
            <text:p>100,00%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6440" calcext:value-type="float">
            <text:p>6440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5202" calcext:value-type="float">
            <text:p>5202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989" calcext:value-type="float">
            <text:p>198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19" calcext:value-type="float">
            <text:p>351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556" calcext:value-type="float">
            <text:p>3556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432" calcext:value-type="float">
            <text:p>3432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667" calcext:value-type="float">
            <text:p>2667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3160" calcext:value-type="float">
            <text:p>316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580" calcext:value-type="float">
            <text:p>2580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21" calcext:value-type="float">
            <text:p>2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965" calcext:value-type="float">
            <text:p>2965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84" calcext:value-type="float">
            <text:p>3184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" table:formula="of:=SUM([.B3:.B41])" office:value-type="float" office:value="202304" calcext:value-type="float">
            <text:p>202304</text:p>
          </table:table-cell>
          <table:table-cell table:style-name="ce5" table:formula="of:=AVERAGE([.C3:.C41])" office:value-type="percentage" office:value="0.903415384615384" calcext:value-type="percentage">
            <text:p>90,34%</text:p>
          </table:table-cell>
          <table:table-cell table:style-name="ce1"/>
          <table:table-cell table:style-name="ce5"/>
          <table:table-cell table:style-name="ce1" table:number-columns-repeated="1015"/>
        </table:table-row>
      </table:table>
      <table:table table:name="samples2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column table:style-name="co7" table:default-cell-style-name="ce4"/>
        <table:table-column table:style-name="co1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Samples=200</text:p>
          </table:table-cell>
          <table:covered-table-cell table:number-columns-repeated="2" table:style-name="ce10"/>
          <table:covered-table-cell table:number-columns-repeated="2" table:style-name="ce14"/>
          <table:covered-table-cell table:number-columns-repeated="2" table:style-name="ce13"/>
          <table:covered-table-cell/>
          <table:covered-table-cell table:style-name="Default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 office:value-type="string" calcext:value-type="string">
            <text:p>Mstart=100</text:p>
          </table:table-cell>
          <table:table-cell table:style-name="ce8" office:value-type="string" calcext:value-type="string">
            <text:p>Mstart=100 Rate</text:p>
          </table:table-cell>
          <table:table-cell table:style-name="ce8" office:value-type="string" calcext:value-type="string">
            <text:p>Centers=200</text:p>
          </table:table-cell>
          <table:table-cell table:style-name="ce8" office:value-type="string" calcext:value-type="string">
            <text:p>Centers=200Rate</text:p>
          </table:table-cell>
          <table:table-cell table:style-name="ce8" office:value-type="string" calcext:value-type="string">
            <text:p>Mstart=200</text:p>
          </table:table-cell>
          <table:table-cell table:style-name="ce8" office:value-type="string" calcext:value-type="string">
            <text:p>Mstart=200 Rate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470" calcext:value-type="float">
            <text:p>34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18" calcext:value-type="float">
            <text:p>45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83" calcext:value-type="float">
            <text:p>83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849" calcext:value-type="float">
            <text:p>88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50" calcext:value-type="float">
            <text:p>16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9" calcext:value-type="float">
            <text:p>19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549" calcext:value-type="float">
            <text:p>35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8" calcext:value-type="float">
            <text:p>4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8" calcext:value-type="float">
            <text:p>83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00" calcext:value-type="float">
            <text:p>930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61" calcext:value-type="float">
            <text:p>2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50" calcext:value-type="float">
            <text:p>37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25" calcext:value-type="float">
            <text:p>7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1" calcext:value-type="float">
            <text:p>762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15" calcext:value-type="float">
            <text:p>34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5" calcext:value-type="float">
            <text:p>385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035" calcext:value-type="float">
            <text:p>2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9" calcext:value-type="float">
            <text:p>26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42" calcext:value-type="float">
            <text:p>47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3" calcext:value-type="float">
            <text:p>49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14" calcext:value-type="float">
            <text:p>57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86" calcext:value-type="float">
            <text:p>10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83" calcext:value-type="float">
            <text:p>1178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341" calcext:value-type="float">
            <text:p>734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2656" calcext:value-type="float">
            <text:p>1265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4813" calcext:value-type="float">
            <text:p>14813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2912" calcext:value-type="float">
            <text:p>291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10056" calcext:value-type="float">
            <text:p>1005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9447" calcext:value-type="float">
            <text:p>9447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20377" calcext:value-type="float">
            <text:p>20377</text:p>
          </table:table-cell>
          <table:table-cell office:value-type="percentage" office:value="0.0333" calcext:value-type="percentage">
            <text:p>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73700" calcext:value-type="float">
            <text:p>737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729" calcext:value-type="float">
            <text:p>1237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480" calcext:value-type="float">
            <text:p>24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24" calcext:value-type="float">
            <text:p>2489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3" calcext:value-type="float">
            <text:p>1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4" calcext:value-type="float">
            <text:p>2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21" calcext:value-type="float">
            <text:p>17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45" calcext:value-type="float">
            <text:p>2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95" calcext:value-type="float">
            <text:p>339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846" calcext:value-type="float">
            <text:p>8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9" calcext:value-type="float">
            <text:p>2789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077" calcext:value-type="float">
            <text:p>20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85" calcext:value-type="float">
            <text:p>548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556" calcext:value-type="float">
            <text:p>25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6" calcext:value-type="float">
            <text:p>36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31" calcext:value-type="float">
            <text:p>6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63" calcext:value-type="float">
            <text:p>70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353" calcext:value-type="float">
            <text:p>23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23" calcext:value-type="float">
            <text:p>37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24" calcext:value-type="float">
            <text:p>6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47" calcext:value-type="float">
            <text:p>744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48" calcext:value-type="float">
            <text:p>10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" calcext:value-type="float">
            <text:p>38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04" calcext:value-type="float">
            <text:p>3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6" calcext:value-type="float">
            <text:p>7486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1" calcext:value-type="float">
            <text:p>11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88" calcext:value-type="float">
            <text:p>2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8" calcext:value-type="float">
            <text:p>29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15" calcext:value-type="float">
            <text:p>81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30" calcext:value-type="float">
            <text:p>103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895" calcext:value-type="float">
            <text:p>18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7" calcext:value-type="float">
            <text:p>200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63" calcext:value-type="float">
            <text:p>86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020" calcext:value-type="float">
            <text:p>1020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921" calcext:value-type="float">
            <text:p>192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005" calcext:value-type="float">
            <text:p>2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398" calcext:value-type="float">
            <text:p>2398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131" calcext:value-type="float">
            <text:p>313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5736" calcext:value-type="float">
            <text:p>573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197" calcext:value-type="float">
            <text:p>6197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890" calcext:value-type="float">
            <text:p>4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81" calcext:value-type="float">
            <text:p>16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763" calcext:value-type="float">
            <text:p>2076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893" calcext:value-type="float">
            <text:p>18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2" calcext:value-type="float">
            <text:p>24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6" calcext:value-type="float">
            <text:p>4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97" calcext:value-type="float">
            <text:p>499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138" calcext:value-type="float">
            <text:p>2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9" calcext:value-type="float">
            <text:p>5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53" calcext:value-type="float">
            <text:p>5753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767" calcext:value-type="float">
            <text:p>2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25" calcext:value-type="float">
            <text:p>38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33" calcext:value-type="float">
            <text:p>60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75" calcext:value-type="float">
            <text:p>787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37" calcext:value-type="float">
            <text:p>5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3" calcext:value-type="float">
            <text:p>8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84" calcext:value-type="float">
            <text:p>1078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3371" calcext:value-type="float">
            <text:p>33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94" calcext:value-type="float">
            <text:p>115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48" calcext:value-type="float">
            <text:p>126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331" calcext:value-type="float">
            <text:p>223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2860" calcext:value-type="float">
            <text:p>286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0361" calcext:value-type="float">
            <text:p>203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22" calcext:value-type="float">
            <text:p>1232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0592" calcext:value-type="float">
            <text:p>40592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3545" calcext:value-type="float">
            <text:p>3545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8071" calcext:value-type="float">
            <text:p>8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2756" calcext:value-type="float">
            <text:p>12756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5776" calcext:value-type="float">
            <text:p>15776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97" calcext:value-type="float">
            <text:p>17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5" calcext:value-type="float">
            <text:p>23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27" calcext:value-type="float">
            <text:p>43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1" calcext:value-type="float">
            <text:p>473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49" calcext:value-type="float">
            <text:p>32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2" calcext:value-type="float">
            <text:p>38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52" calcext:value-type="float">
            <text:p>7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41" calcext:value-type="float">
            <text:p>7841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11" calcext:value-type="float">
            <text:p>33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27" calcext:value-type="float">
            <text:p>76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9" calcext:value-type="float">
            <text:p>7149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35" calcext:value-type="float">
            <text:p>3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2" calcext:value-type="float">
            <text:p>39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0" calcext:value-type="float">
            <text:p>7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87" calcext:value-type="float">
            <text:p>6987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420" calcext:value-type="float">
            <text:p>24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7" calcext:value-type="float">
            <text:p>3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15" calcext:value-type="float">
            <text:p>55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24" calcext:value-type="float">
            <text:p>6624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060" calcext:value-type="float">
            <text:p>3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3" calcext:value-type="float">
            <text:p>48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08" calcext:value-type="float">
            <text:p>8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5" calcext:value-type="float">
            <text:p>1001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2338" calcext:value-type="float">
            <text:p>2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31" calcext:value-type="float">
            <text:p>8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95" calcext:value-type="float">
            <text:p>76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05" calcext:value-type="float">
            <text:p>17005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26" calcext:value-type="float">
            <text:p>23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58" calcext:value-type="float">
            <text:p>3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01" calcext:value-type="float">
            <text:p>54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08" calcext:value-type="float">
            <text:p>660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491" calcext:value-type="float">
            <text:p>24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65" calcext:value-type="float">
            <text:p>35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28" calcext:value-type="float">
            <text:p>59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28" calcext:value-type="float">
            <text:p>7128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707" calcext:value-type="float">
            <text:p>270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804" calcext:value-type="float">
            <text:p>38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1" calcext:value-type="float">
            <text:p>616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790" calcext:value-type="float">
            <text:p>7790</text:p>
          </table:table-cell>
          <table:table-cell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247" calcext:value-type="float">
            <text:p>324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4203" calcext:value-type="float">
            <text:p>420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6868" calcext:value-type="float">
            <text:p>686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501" calcext:value-type="float">
            <text:p>850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table:formula="of:=SUM([.B3:.B41])" office:value-type="float" office:value="166997" calcext:value-type="float">
            <text:p>166997</text:p>
          </table:table-cell>
          <table:table-cell table:style-name="ce5" table:formula="of:=AVERAGE([.C3:.C41])" office:value-type="percentage" office:value="0.908546153846154" calcext:value-type="percentage">
            <text:p>90,85%</text:p>
          </table:table-cell>
          <table:table-cell table:style-name="ce1" table:formula="of:=SUM([.D3:.D41])" office:value-type="float" office:value="299581" calcext:value-type="float">
            <text:p>299581</text:p>
          </table:table-cell>
          <table:table-cell table:style-name="ce5" table:formula="of:=AVERAGE([.E3:.E41])" office:value-type="percentage" office:value="0.900853846153846" calcext:value-type="percentage">
            <text:p>90,09%</text:p>
          </table:table-cell>
          <table:table-cell table:style-name="ce1" table:formula="of:=SUM([.F3:.F41])" office:value-type="float" office:value="494437" calcext:value-type="float">
            <text:p>494437</text:p>
          </table:table-cell>
          <table:table-cell table:style-name="ce5" table:formula="of:=AVERAGE([.G3:.G41])" office:value-type="percentage" office:value="0.948723076923077" calcext:value-type="percentage">
            <text:p>94,87%</text:p>
          </table:table-cell>
          <table:table-cell table:style-name="ce1" table:formula="of:=SUM([.H3:.H41])" office:value-type="float" office:value="598191" calcext:value-type="float">
            <text:p>598191</text:p>
          </table:table-cell>
          <table:table-cell table:style-name="ce5" table:formula="of:=AVERAGE([.I3:.I41])" office:value-type="percentage" office:value="0.951282051282051" calcext:value-type="percentage">
            <text:p>95,13%</text:p>
          </table:table-cell>
          <table:table-cell table:style-name="ce1"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table:formula="of:=([.H42]-[.F42])/598191" office:value-type="percentage" office:value="0.173446273848988" calcext:value-type="percentage">
            <text:p>17,34%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 table:formula="of:=([.D42]-[.B42])/[.D42]" office:value-type="percentage" office:value="0.44256478214573" calcext:value-type="percentage">
            <text:p>44,26%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samples400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amples=400</text:p>
          </table:table-cell>
          <table:covered-table-cell table:number-columns-repeated="2" table:style-name="ce10"/>
          <table:covered-table-cell table:style-name="ce13"/>
          <table:covered-table-cell/>
        </table:table-row>
        <table:table-row table:style-name="ro1">
          <table:table-cell table:style-name="ce8"/>
          <table:table-cell table:style-name="ce8" office:value-type="string" calcext:value-type="string">
            <text:p>Centers100</text:p>
          </table:table-cell>
          <table:table-cell table:style-name="ce8" office:value-type="string" calcext:value-type="string">
            <text:p>Centers100Rate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185" calcext:value-type="float">
            <text:p>318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99" calcext:value-type="float">
            <text:p>59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246" calcext:value-type="float">
            <text:p>32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663" calcext:value-type="float">
            <text:p>2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364" calcext:value-type="float">
            <text:p>136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50" calcext:value-type="float">
            <text:p>18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876" calcext:value-type="float">
            <text:p>3876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2528" calcext:value-type="float">
            <text:p>252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1328" calcext:value-type="float">
            <text:p>1328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47663" calcext:value-type="float">
            <text:p>476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829" calcext:value-type="float">
            <text:p>82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298" calcext:value-type="float">
            <text:p>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419" calcext:value-type="float">
            <text:p>241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344" calcext:value-type="float">
            <text:p>134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738" calcext:value-type="float">
            <text:p>738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769" calcext:value-type="float">
            <text:p>769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180" calcext:value-type="float">
            <text:p>2180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063" calcext:value-type="float">
            <text:p>30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757" calcext:value-type="float">
            <text:p>175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675" calcext:value-type="float">
            <text:p>167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594" calcext:value-type="float">
            <text:p>259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915" calcext:value-type="float">
            <text:p>191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1948" calcext:value-type="float">
            <text:p>194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2287" calcext:value-type="float">
            <text:p>2287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41" calcext:value-type="float">
            <text:p>1641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040" calcext:value-type="float">
            <text:p>304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21" calcext:value-type="float">
            <text:p>302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79" calcext:value-type="float">
            <text:p>297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150" calcext:value-type="float">
            <text:p>215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1778" calcext:value-type="float">
            <text:p>17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1052" calcext:value-type="float">
            <text:p>105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130" calcext:value-type="float">
            <text:p>213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46" calcext:value-type="float">
            <text:p>194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489" calcext:value-type="float">
            <text:p>24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122" calcext:value-type="float">
            <text:p>3122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SUM([.B3:.B41])" office:value-type="float" office:value="121407" calcext:value-type="float">
            <text:p>121407</text:p>
          </table:table-cell>
          <table:table-cell table:style-name="ce5" table:formula="of:=AVERAGE([.C3:.C41])" office:value-type="percentage" office:value="0.901707692307692" calcext:value-type="percentage">
            <text:p>90,17%</text:p>
          </table:table-cell>
          <table:table-cell table:style-name="ce1"/>
          <table:table-cell/>
        </table:table-row>
      </table:table>
      <table:table table:name="NewRate" table:style-name="ta1">
        <table:table-column table:style-name="co8" table:number-columns-repeated="2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8" table:number-columns-repeated="2" table:default-cell-style-name="Default"/>
        <table:table-column table:style-name="co10" table:default-cell-style-name="ce4"/>
        <table:table-column table:style-name="co1" table:default-cell-style-name="Default"/>
        <table:table-column table:style-name="co11" table:default-cell-style-name="Default"/>
        <table:table-column table:style-name="co9" table:default-cell-style-name="ce4"/>
        <table:table-column table:style-name="co8" table:default-cell-style-name="Default"/>
        <table:table-column table:style-name="co9" table:default-cell-style-name="ce4"/>
        <table:table-column table:style-name="co1" table:number-columns-repeated="4" table:default-cell-style-name="Default"/>
        <table:table-row table:style-name="ro2">
          <table:table-cell table:style-name="ce20" office:value-type="string" calcext:value-type="string" table:number-columns-spanned="7" table:number-rows-spanned="1">
            <text:p>Centers=100</text:p>
          </table:table-cell>
          <table:covered-table-cell table:number-columns-repeated="2" table:style-name="ce21"/>
          <table:covered-table-cell table:number-columns-repeated="4" table:style-name="ce13"/>
          <table:table-cell table:style-name="Default"/>
          <table:table-cell table:style-name="ce17" office:value-type="string" calcext:value-type="string" table:number-columns-spanned="9" table:number-rows-spanned="1">
            <text:p>Centers=50</text:p>
          </table:table-cell>
          <table:covered-table-cell table:number-columns-repeated="2" table:style-name="ce18"/>
          <table:covered-table-cell table:number-columns-repeated="6" table:style-name="ce13"/>
        </table:table-row>
        <table:table-row table:style-name="ro3">
          <table:table-cell/>
          <table:table-cell table:style-name="ce19" office:value-type="string" calcext:value-type="string">
            <text:p>Samples=100</text:p>
          </table:table-cell>
          <table:table-cell table:style-name="ce19" office:value-type="string" calcext:value-type="string">
            <text:p>Samples=100Rate</text:p>
          </table:table-cell>
          <table:table-cell table:style-name="ce19" office:value-type="string" calcext:value-type="string">
            <text:p>Samples=200</text:p>
          </table:table-cell>
          <table:table-cell table:style-name="ce19" office:value-type="string" calcext:value-type="string">
            <text:p>Samples=200Rate</text:p>
          </table:table-cell>
          <table:table-cell table:style-name="ce19"/>
          <table:table-cell table:style-name="ce19" office:value-type="string" calcext:value-type="string">
            <text:p>MSTART=50</text:p>
          </table:table-cell>
          <table:table-cell table:style-name="ce23" office:value-type="string" calcext:value-type="string">
            <text:p>MSTART=50RATE</text:p>
          </table:table-cell>
          <table:table-cell/>
          <table:table-cell table:style-name="ce19" office:value-type="string" calcext:value-type="string">
            <text:p>Samples=100</text:p>
          </table:table-cell>
          <table:table-cell table:style-name="ce19" office:value-type="string" calcext:value-type="string">
            <text:p>Samples=100Rate</text:p>
          </table:table-cell>
          <table:table-cell table:style-name="ce19" office:value-type="string" calcext:value-type="string">
            <text:p>Samples=200</text:p>
          </table:table-cell>
          <table:table-cell table:style-name="ce19" office:value-type="string" calcext:value-type="string">
            <text:p>Samples=200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819" calcext:value-type="float">
            <text:p>38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5" calcext:value-type="float">
            <text:p>355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office:value-type="float" office:value="2276" calcext:value-type="float">
            <text:p>227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2</text:p>
          </table:table-cell>
          <table:table-cell office:value-type="float" office:value="1841" calcext:value-type="float">
            <text:p>1841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7" calcext:value-type="float">
            <text:p>73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office:value-type="float" office:value="468" calcext:value-type="float">
            <text:p>46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asom</text:p>
          </table:table-cell>
          <table:table-cell office:value-type="float" office:value="353" calcext:value-type="float">
            <text:p>353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794" calcext:value-type="float">
            <text:p>37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81" calcext:value-type="float">
            <text:p>358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office:value-type="float" office:value="2239" calcext:value-type="float">
            <text:p>223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1</text:p>
          </table:table-cell>
          <table:table-cell office:value-type="float" office:value="1882" calcext:value-type="float">
            <text:p>1882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3154" calcext:value-type="float">
            <text:p>31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8" calcext:value-type="float">
            <text:p>29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office:value-type="float" office:value="1842" calcext:value-type="float">
            <text:p>18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f2</text:p>
          </table:table-cell>
          <table:table-cell office:value-type="float" office:value="1567" calcext:value-type="float">
            <text:p>156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617" calcext:value-type="float">
            <text:p>16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0" calcext:value-type="float">
            <text:p>146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branin</text:p>
          </table:table-cell>
          <table:table-cell office:value-type="float" office:value="773" calcext:value-type="float">
            <text:p>773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231" calcext:value-type="float">
            <text:p>2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04" calcext:value-type="float">
            <text:p>210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office:value-type="float" office:value="1320" calcext:value-type="float">
            <text:p>132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amel</text:p>
          </table:table-cell>
          <table:table-cell office:value-type="float" office:value="1087" calcext:value-type="float">
            <text:p>108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273" calcext:value-type="float">
            <text:p>427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019" calcext:value-type="float">
            <text:p>4019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cm4</text:p>
          </table:table-cell>
          <table:table-cell office:value-type="float" office:value="2912" calcext:value-type="float">
            <text:p>291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cm4</text:p>
          </table:table-cell>
          <table:table-cell office:value-type="float" office:value="2456" calcext:value-type="float">
            <text:p>245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4915" calcext:value-type="float">
            <text:p>4915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3173" calcext:value-type="float">
            <text:p>3173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cm8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cm8</text:p>
          </table:table-cell>
          <table:table-cell office:value-type="float" office:value="2911" calcext:value-type="float">
            <text:p>2911</text:p>
          </table:table-cell>
          <table:table-cell office:value-type="percentage" office:value="0.6" calcext:value-type="percentage">
            <text:p>6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16</text:p>
          </table:table-cell>
          <table:table-cell office:value-type="float" office:value="2130" calcext:value-type="float">
            <text:p>2130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0667" calcext:value-type="percentage">
            <text:p>6,67%</text:p>
          </table:table-cell>
          <table:table-cell office:value-type="string" calcext:value-type="string">
            <text:p>cm16</text:p>
          </table:table-cell>
          <table:table-cell office:value-type="float" office:value="5025" calcext:value-type="float">
            <text:p>5025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cm16</text:p>
          </table:table-cell>
          <table:table-cell office:value-type="float" office:value="3385" calcext:value-type="float">
            <text:p>3385</text:p>
          </table:table-cell>
          <table:table-cell office:value-type="percentage" office:value="0.0333" calcext:value-type="percentage">
            <text:p>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float" office:value="59758" calcext:value-type="float">
            <text:p>597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479" calcext:value-type="float">
            <text:p>424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ffpower10</text:p>
          </table:table-cell>
          <table:table-cell office:value-type="float" office:value="65477" calcext:value-type="float">
            <text:p>654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diffpower10</text:p>
          </table:table-cell>
          <table:table-cell office:value-type="float" office:value="58830" calcext:value-type="float">
            <text:p>58830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925" calcext:value-type="float">
            <text:p>9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office:value-type="float" office:value="605" calcext:value-type="float">
            <text:p>60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4</text:p>
          </table:table-cell>
          <table:table-cell office:value-type="float" office:value="525" calcext:value-type="float">
            <text:p>525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p8</text:p>
          </table:table-cell>
          <table:table-cell office:value-type="float" office:value="923" calcext:value-type="float">
            <text:p>9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3" calcext:value-type="float">
            <text:p>61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office:value-type="float" office:value="869" calcext:value-type="float">
            <text:p>86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8</text:p>
          </table:table-cell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p16</text:p>
          </table:table-cell>
          <table:table-cell office:value-type="float" office:value="467" calcext:value-type="float">
            <text:p>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7" calcext:value-type="float">
            <text:p>2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6</text:p>
          </table:table-cell>
          <table:table-cell office:value-type="float" office:value="1406" calcext:value-type="float">
            <text:p>140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lp16</text:p>
          </table:table-cell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659" calcext:value-type="float">
            <text:p>2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1" calcext:value-type="float">
            <text:p>257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office:value-type="float" office:value="1758" calcext:value-type="float">
            <text:p>17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474" calcext:value-type="float">
            <text:p>24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8" calcext:value-type="float">
            <text:p>167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8</text:p>
          </table:table-cell>
          <table:table-cell office:value-type="float" office:value="1872" calcext:value-type="float">
            <text:p>187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3" calcext:value-type="float">
            <text:p>46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  <table:table-cell office:value-type="float" office:value="1896" calcext:value-type="float">
            <text:p>18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exp16</text:p>
          </table:table-cell>
          <table:table-cell office:value-type="float" office:value="757" calcext:value-type="float">
            <text:p>75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253" calcext:value-type="float">
            <text:p>12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79" calcext:value-type="float">
            <text:p>117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office:value-type="float" office:value="702" calcext:value-type="float">
            <text:p>70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kls250</text:p>
          </table:table-cell>
          <table:table-cell office:value-type="float" office:value="621" calcext:value-type="float">
            <text:p>621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876" calcext:value-type="float">
            <text:p>876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51" calcext:value-type="float">
            <text:p>751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gkls350</text:p>
          </table:table-cell>
          <table:table-cell office:value-type="float" office:value="493" calcext:value-type="float">
            <text:p>493</text:p>
          </table:table-cell>
          <table:table-cell office:value-type="percentage" office:value="0.6667" calcext:value-type="percentage">
            <text:p>66,67%</text:p>
          </table:table-cell>
          <table:table-cell office:value-type="string" calcext:value-type="string">
            <text:p>gkls350</text:p>
          </table:table-cell>
          <table:table-cell office:value-type="float" office:value="484" calcext:value-type="float">
            <text:p>484</text:p>
          </table:table-cell>
          <table:table-cell office:value-type="percentage" office:value="0.6333" calcext:value-type="percentage">
            <text:p>6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kls3100</text:p>
          </table:table-cell>
          <table:table-cell office:value-type="float" office:value="888" calcext:value-type="float">
            <text:p>88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53" calcext:value-type="float">
            <text:p>753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gkls3100</text:p>
          </table:table-cell>
          <table:table-cell office:value-type="float" office:value="519" calcext:value-type="float">
            <text:p>519</text:p>
          </table:table-cell>
          <table:table-cell office:value-type="percentage" office:value="0.7667" calcext:value-type="percentage">
            <text:p>76,67%</text:p>
          </table:table-cell>
          <table:table-cell office:value-type="string" calcext:value-type="string">
            <text:p>gkls3100</text:p>
          </table:table-cell>
          <table:table-cell office:value-type="float" office:value="494" calcext:value-type="float">
            <text:p>494</text:p>
          </table:table-cell>
          <table:table-cell office:value-type="percentage" office:value="0.6333" calcext:value-type="percentage">
            <text:p>6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2520" calcext:value-type="float">
            <text:p>2520</text:p>
          </table:table-cell>
          <table:table-cell office:value-type="percentage" office:value="0.6333" calcext:value-type="percentage">
            <text:p>63,33%</text:p>
          </table:table-cell>
          <table:table-cell office:value-type="string" calcext:value-type="string">
            <text:p>griewank2</text:p>
          </table:table-cell>
          <table:table-cell office:value-type="float" office:value="1571" calcext:value-type="float">
            <text:p>1571</text:p>
          </table:table-cell>
          <table:table-cell office:value-type="percentage" office:value="0.4333" calcext:value-type="percentage">
            <text:p>43,33%</text:p>
          </table:table-cell>
          <table:table-cell office:value-type="string" calcext:value-type="string">
            <text:p>griewank2</text:p>
          </table:table-cell>
          <table:table-cell office:value-type="float" office:value="1306" calcext:value-type="float">
            <text:p>1306</text:p>
          </table:table-cell>
          <table:table-cell office:value-type="percentage" office:value="0.3333" calcext:value-type="percentage">
            <text:p>3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287" calcext:value-type="float">
            <text:p>42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86" calcext:value-type="float">
            <text:p>2986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griewank10</text:p>
          </table:table-cell>
          <table:table-cell office:value-type="float" office:value="5196" calcext:value-type="float">
            <text:p>519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griewank10</text:p>
          </table:table-cell>
          <table:table-cell office:value-type="float" office:value="4186" calcext:value-type="float">
            <text:p>418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2076" calcext:value-type="float">
            <text:p>20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88" calcext:value-type="float">
            <text:p>198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nsen</text:p>
          </table:table-cell>
          <table:table-cell office:value-type="float" office:value="1225" calcext:value-type="float">
            <text:p>1225</text:p>
          </table:table-cell>
          <table:table-cell office:value-type="percentage" office:value="0.9667" calcext:value-type="percentage">
            <text:p>96,67%</text:p>
          </table:table-cell>
          <table:table-cell office:value-type="string" calcext:value-type="string">
            <text:p>hansen</text:p>
          </table:table-cell>
          <table:table-cell office:value-type="float" office:value="1025" calcext:value-type="float">
            <text:p>1025</text:p>
          </table:table-cell>
          <table:table-cell office:value-type="percentage" office:value="0.9" calcext:value-type="percentage">
            <text:p>9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289" calcext:value-type="float">
            <text:p>22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5" calcext:value-type="float">
            <text:p>194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  <table:table-cell office:value-type="float" office:value="1378" calcext:value-type="float">
            <text:p>137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3</text:p>
          </table:table-cell>
          <table:table-cell office:value-type="float" office:value="1204" calcext:value-type="float">
            <text:p>1204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653" calcext:value-type="float">
            <text:p>26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5" calcext:value-type="float">
            <text:p>233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  <table:table-cell office:value-type="float" office:value="1939" calcext:value-type="float">
            <text:p>193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hartman6</text:p>
          </table:table-cell>
          <table:table-cell office:value-type="float" office:value="1656" calcext:value-type="float">
            <text:p>1656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631" calcext:value-type="float">
            <text:p>26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  <table:table-cell office:value-type="float" office:value="2650" calcext:value-type="float">
            <text:p>2650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3</text:p>
          </table:table-cell>
          <table:table-cell office:value-type="float" office:value="2022" calcext:value-type="float">
            <text:p>2022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198" calcext:value-type="float">
            <text:p>21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78" calcext:value-type="float">
            <text:p>167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  <table:table-cell office:value-type="float" office:value="5642" calcext:value-type="float">
            <text:p>5642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5</text:p>
          </table:table-cell>
          <table:table-cell office:value-type="float" office:value="4724" calcext:value-type="float">
            <text:p>4724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3555" calcext:value-type="float">
            <text:p>3555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385" calcext:value-type="float">
            <text:p>1385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potential10</text:p>
          </table:table-cell>
          <table:table-cell office:value-type="float" office:value="10149" calcext:value-type="float">
            <text:p>1014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potential10</text:p>
          </table:table-cell>
          <table:table-cell office:value-type="float" office:value="7988" calcext:value-type="float">
            <text:p>798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3175" calcext:value-type="float">
            <text:p>3175</text:p>
          </table:table-cell>
          <table:table-cell office:value-type="percentage" office:value="0.1333" calcext:value-type="percentage">
            <text:p>13,33%</text:p>
          </table:table-cell>
          <table:table-cell office:value-type="float" office:value="2096" calcext:value-type="float">
            <text:p>2096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rosenbrock10</text:p>
          </table:table-cell>
          <table:table-cell office:value-type="float" office:value="3774" calcext:value-type="float">
            <text:p>3774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rosenbrock10</text:p>
          </table:table-cell>
          <table:table-cell office:value-type="float" office:value="2952" calcext:value-type="float">
            <text:p>295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935" calcext:value-type="float">
            <text:p>193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777" calcext:value-type="float">
            <text:p>177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rastrigin</text:p>
          </table:table-cell>
          <table:table-cell office:value-type="float" office:value="1183" calcext:value-type="float">
            <text:p>1183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rastrigin</text:p>
          </table:table-cell>
          <table:table-cell office:value-type="float" office:value="967" calcext:value-type="float">
            <text:p>967</text:p>
          </table:table-cell>
          <table:table-cell office:value-type="percentage" office:value="0.8" calcext:value-type="percentage">
            <text:p>8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294" calcext:value-type="float">
            <text:p>32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88" calcext:value-type="float">
            <text:p>318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  <table:table-cell office:value-type="float" office:value="2053" calcext:value-type="float">
            <text:p>205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5</text:p>
          </table:table-cell>
          <table:table-cell office:value-type="float" office:value="1807" calcext:value-type="float">
            <text:p>1807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449" calcext:value-type="float">
            <text:p>3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59" calcext:value-type="float">
            <text:p>335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  <table:table-cell office:value-type="float" office:value="2318" calcext:value-type="float">
            <text:p>231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36" calcext:value-type="float">
            <text:p>3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4" calcext:value-type="float">
            <text:p>3234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  <table:table-cell office:value-type="float" office:value="2231" calcext:value-type="float">
            <text:p>2231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hekel10</text:p>
          </table:table-cell>
          <table:table-cell office:value-type="float" office:value="1951" calcext:value-type="float">
            <text:p>1951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375" calcext:value-type="float">
            <text:p>23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  <table:table-cell office:value-type="float" office:value="1603" calcext:value-type="float">
            <text:p>160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inu4</text:p>
          </table:table-cell>
          <table:table-cell office:value-type="float" office:value="1378" calcext:value-type="float">
            <text:p>1378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8</text:p>
          </table:table-cell>
          <table:table-cell office:value-type="float" office:value="3379" calcext:value-type="float">
            <text:p>33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7" calcext:value-type="float">
            <text:p>2257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8</text:p>
          </table:table-cell>
          <table:table-cell office:value-type="float" office:value="2443" calcext:value-type="float">
            <text:p>2443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8</text:p>
          </table:table-cell>
          <table:table-cell office:value-type="float" office:value="1974" calcext:value-type="float">
            <text:p>1974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u16</text:p>
          </table:table-cell>
          <table:table-cell office:value-type="float" office:value="1755" calcext:value-type="float">
            <text:p>17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9" calcext:value-type="float">
            <text:p>989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u16</text:p>
          </table:table-cell>
          <table:table-cell office:value-type="float" office:value="4458" calcext:value-type="float">
            <text:p>445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sunu16</text:p>
          </table:table-cell>
          <table:table-cell office:value-type="float" office:value="2628" calcext:value-type="float">
            <text:p>2628</text:p>
          </table:table-cell>
          <table:table-cell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317" calcext:value-type="float">
            <text:p>2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08" calcext:value-type="float">
            <text:p>2208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  <table:table-cell office:value-type="float" office:value="1585" calcext:value-type="float">
            <text:p>1585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test2n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68" calcext:value-type="float">
            <text:p>226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test2n5</text:p>
          </table:table-cell>
          <table:table-cell office:value-type="float" office:value="1722" calcext:value-type="float">
            <text:p>1722</text:p>
          </table:table-cell>
          <table:table-cell office:value-type="percentage" office:value="0.8667" calcext:value-type="percentage">
            <text:p>86,67%</text:p>
          </table:table-cell>
          <table:table-cell office:value-type="string" calcext:value-type="string">
            <text:p>test2n5</text:p>
          </table:table-cell>
          <table:table-cell office:value-type="float" office:value="1420" calcext:value-type="float">
            <text:p>1420</text:p>
          </table:table-cell>
          <table:table-cell office:value-type="percentage" office:value="0.9" calcext:value-type="percentage">
            <text:p>9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658" calcext:value-type="float">
            <text:p>265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279" calcext:value-type="float">
            <text:p>2279</text:p>
          </table:table-cell>
          <table:table-cell office:value-type="percentage" office:value="0.7667" calcext:value-type="percentage">
            <text:p>76,67%</text:p>
          </table:table-cell>
          <table:table-cell office:value-type="string" calcext:value-type="string">
            <text:p>test2n6</text:p>
          </table:table-cell>
          <table:table-cell office:value-type="float" office:value="1904" calcext:value-type="float">
            <text:p>1904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test2n6</text:p>
          </table:table-cell>
          <table:table-cell office:value-type="float" office:value="1569" calcext:value-type="float">
            <text:p>1569</text:p>
          </table:table-cell>
          <table:table-cell office:value-type="percentage" office:value="0.7" calcext:value-type="percentage">
            <text:p>70,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801" calcext:value-type="float">
            <text:p>2801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968" calcext:value-type="float">
            <text:p>2968</text:p>
          </table:table-cell>
          <table:table-cell office:value-type="percentage" office:value="0.5667" calcext:value-type="percentage">
            <text:p>56,67%</text:p>
          </table:table-cell>
          <table:table-cell office:value-type="string" calcext:value-type="string">
            <text:p>test2n7</text:p>
          </table:table-cell>
          <table:table-cell office:value-type="float" office:value="2051" calcext:value-type="float">
            <text:p>2051</text:p>
          </table:table-cell>
          <table:table-cell office:value-type="percentage" office:value="0.4667" calcext:value-type="percentage">
            <text:p>46,67%</text:p>
          </table:table-cell>
          <table:table-cell office:value-type="string" calcext:value-type="string">
            <text:p>test2n7</text:p>
          </table:table-cell>
          <table:table-cell office:value-type="float" office:value="1660" calcext:value-type="float">
            <text:p>1660</text:p>
          </table:table-cell>
          <table:table-cell office:value-type="percentage" office:value="0.4667" calcext:value-type="percentage">
            <text:p>46,67%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1" table:formula="of:=SUM([.B3:.B41])" office:value-type="float" office:value="152843" calcext:value-type="float">
            <text:p>152843</text:p>
          </table:table-cell>
          <table:table-cell table:style-name="ce5" table:formula="of:=AVERAGE([.C3:.C41])" office:value-type="percentage" office:value="0.901707692307692" calcext:value-type="percentage">
            <text:p>90,17%</text:p>
          </table:table-cell>
          <table:table-cell table:style-name="ce1" table:formula="of:=SUM([.D3:.D41])" office:value-type="float" office:value="119417" calcext:value-type="float">
            <text:p>119417</text:p>
          </table:table-cell>
          <table:table-cell table:style-name="ce5" table:formula="of:=AVERAGE([.E3:.E41])" office:value-type="percentage" office:value="0.879489743589743" calcext:value-type="percentage">
            <text:p>87,95%</text:p>
          </table:table-cell>
          <table:table-cell table:style-name="ce5"/>
          <table:table-cell table:style-name="ce1" table:formula="of:=SUM([.G3:.G41])" office:value-type="float" office:value="153481" calcext:value-type="float">
            <text:p>153481</text:p>
          </table:table-cell>
          <table:table-cell table:formula="of:=AVERAGE([.H3:.H41])" office:value-type="percentage" office:value="0.8812" calcext:value-type="percentage">
            <text:p>88,12%</text:p>
          </table:table-cell>
          <table:table-cell table:style-name="ce1"/>
          <table:table-cell table:style-name="ce1" table:formula="of:=SUM([.J3:.J41])" office:value-type="float" office:value="125028" calcext:value-type="float">
            <text:p>125028</text:p>
          </table:table-cell>
          <table:table-cell table:style-name="ce5" table:formula="of:=AVERAGE([.K3:.K41])" office:value-type="percentage" office:value="0.856754054054054" calcext:value-type="percentage">
            <text:p>85,68%</text:p>
          </table:table-cell>
          <table:table-cell table:style-name="ce1" table:formula="of:=SUM([.L3:.L41])" office:value-type="float" office:value="0" calcext:value-type="float">
            <text:p>0</text:p>
          </table:table-cell>
          <table:table-cell table:style-name="ce5" table:formula="of:=AVERAGE([.M3:.M4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te=1.25 * MinDistance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Rate=1.1 * MinDistanc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13:33.08535587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09:34:51.340131893</meta:creation-date>
    <dc:date>2021-02-17T20:20:03.297625269</dc:date>
    <meta:editing-duration>P2DT2H44M30S</meta:editing-duration>
    <meta:editing-cycles>407</meta:editing-cycles>
    <meta:generator>LibreOffice/7.0.4.2$Linux_X86_64 LibreOffice_project/00$Build-2</meta:generator>
    <meta:document-statistic meta:table-count="4" meta:cell-count="1063" meta:object-count="0"/>
  </office:meta>
</office:document-meta>
</file>